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alewayMedium" svg:font-family="RalewayMedium, Helvetica, sans-serif"/>
    <style:font-face style:name="RalewayRegular" svg:font-family="RalewayRegular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127cm" loext:contextual-spacing="false" style:line-height-at-least="0.508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.127cm" loext:contextual-spacing="false" style:line-height-at-least="0.508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paragraph-rsid="00143a7b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.127cm" loext:contextual-spacing="false" style:line-height-at-least="0.402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140c53" style:font-size-asian="12pt" style:font-size-complex="12pt"/>
    </style:style>
    <style:style style:name="P4" style:family="paragraph" style:parent-style-name="Text_20_body" style:list-style-name="L4">
      <style:paragraph-properties fo:margin-left="0cm" fo:margin-right="0cm" fo:margin-top="0cm" fo:margin-bottom="0.127cm" loext:contextual-spacing="false" style:line-height-at-least="0.402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143a7b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127cm" loext:contextual-spacing="false" style:line-height-at-least="0.402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143a7b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127cm" loext:contextual-spacing="false" style:line-height-at-least="0.402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cm" fo:margin-bottom="0.127cm" loext:contextual-spacing="false" style:line-height-at-least="0.402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paragraph-rsid="00143a7b" style:font-size-asian="12pt" style:font-weight-asian="bold" style:font-size-complex="12pt" style:font-weight-complex="bold"/>
    </style:style>
    <style:style style:name="P8" style:family="paragraph" style:parent-style-name="Text_20_body" style:list-style-name="L4">
      <style:paragraph-properties fo:margin-left="0cm" fo:margin-right="0cm" fo:margin-top="0cm" fo:margin-bottom="0.127cm" loext:contextual-spacing="false" style:line-height-at-least="0.402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paragraph-rsid="00143a7b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.127cm" loext:contextual-spacing="false" style:line-height-at-least="0.402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.127cm" loext:contextual-spacing="false" style:line-height-at-least="0.402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officeooo:paragraph-rsid="00140c53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.127cm" loext:contextual-spacing="false" style:line-height-at-least="0.402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officeooo:paragraph-rsid="00143a7b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.127cm" loext:contextual-spacing="false" style:line-height-at-least="0.402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officeooo:rsid="00143a7b" officeooo:paragraph-rsid="00143a7b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.127cm" loext:contextual-spacing="false" style:line-height-at-least="0.402cm" fo:orphans="2" fo:widows="2" fo:text-indent="0cm" style:auto-text-indent="false"/>
      <style:text-properties fo:color="#000000" style:font-name="Times New Roman" fo:font-size="12pt" officeooo:paragraph-rsid="00143a7b" style:font-size-asian="12pt" style:font-size-complex="12pt"/>
    </style:style>
    <style:style style:name="P14" style:family="paragraph" style:parent-style-name="Text_20_body" style:list-style-name="L1">
      <style:paragraph-properties fo:margin-top="0cm" fo:margin-bottom="0.127cm" loext:contextual-spacing="false" style:line-height-at-least="0.402cm" fo:orphans="2" fo:widows="2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5" style:family="paragraph" style:parent-style-name="Text_20_body" style:list-style-name="L3">
      <style:paragraph-properties fo:margin-top="0cm" fo:margin-bottom="0.127cm" loext:contextual-spacing="false" style:line-height-at-least="0.402cm" fo:orphans="2" fo:widows="2"/>
      <style:text-properties fo:font-variant="normal" fo:text-transform="none" fo:color="#000000" style:font-name="Times New Roman" fo:font-size="12pt" fo:letter-spacing="normal" fo:font-style="normal" fo:font-weight="normal" officeooo:paragraph-rsid="00140c53" style:font-size-asian="12pt" style:font-size-complex="12pt"/>
    </style:style>
    <style:style style:name="P16" style:family="paragraph" style:parent-style-name="Text_20_body" style:list-style-name="L5">
      <style:paragraph-properties fo:margin-top="0cm" fo:margin-bottom="0.127cm" loext:contextual-spacing="false" style:line-height-at-least="0.402cm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6">
      <style:paragraph-properties fo:margin-top="0cm" fo:margin-bottom="0.127cm" loext:contextual-spacing="false" style:line-height-at-least="0.402cm" fo:orphans="2" fo:widows="2"/>
      <style:text-properties fo:font-variant="normal" fo:text-transform="none" fo:color="#000000" style:font-name="Times New Roman" fo:font-size="12pt" fo:letter-spacing="normal" fo:font-style="normal" fo:font-weight="normal" officeooo:paragraph-rsid="00140c53" style:font-size-asian="12pt" style:font-size-complex="12pt"/>
    </style:style>
    <style:style style:name="P18" style:family="paragraph" style:parent-style-name="Text_20_body" style:list-style-name="L7">
      <style:paragraph-properties fo:margin-top="0cm" fo:margin-bottom="0.127cm" loext:contextual-spacing="false" style:line-height-at-least="0.402cm" fo:orphans="2" fo:widows="2"/>
      <style:text-properties fo:font-variant="normal" fo:text-transform="none" fo:color="#000000" style:font-name="Times New Roman" fo:font-size="12pt" fo:letter-spacing="normal" fo:font-style="normal" fo:font-weight="normal" officeooo:paragraph-rsid="00143a7b" style:font-size-asian="12pt" style:font-size-complex="12pt"/>
    </style:style>
    <style:style style:name="P19" style:family="paragraph" style:parent-style-name="Text_20_body" style:list-style-name="L8">
      <style:paragraph-properties fo:margin-top="0cm" fo:margin-bottom="0.127cm" loext:contextual-spacing="false" style:line-height-at-least="0.402cm" fo:orphans="2" fo:widows="2"/>
      <style:text-properties fo:font-variant="normal" fo:text-transform="none" fo:color="#000000" style:font-name="Times New Roman" fo:font-size="12pt" fo:letter-spacing="normal" fo:font-style="normal" fo:font-weight="normal" officeooo:paragraph-rsid="00143a7b" style:font-size-asian="12pt" style:font-size-complex="12pt"/>
    </style:style>
    <style:style style:name="P20" style:family="paragraph" style:parent-style-name="Text_20_body">
      <style:paragraph-properties fo:margin-top="0cm" fo:margin-bottom="0.127cm" loext:contextual-spacing="false" style:line-height-at-least="0.402cm" fo:orphans="2" fo:widows="2"/>
      <style:text-properties fo:font-variant="normal" fo:text-transform="none" fo:color="#000000" style:font-name="Times New Roman" fo:font-size="12pt" fo:letter-spacing="normal" fo:font-style="normal" fo:font-weight="normal" officeooo:paragraph-rsid="00143a7b" style:font-size-asian="12pt" style:font-weight-asian="normal" style:font-size-complex="12pt" style:font-weight-complex="normal"/>
    </style:style>
    <style:style style:name="P21" style:family="paragraph" style:parent-style-name="Text_20_body" style:list-style-name="L9">
      <style:paragraph-properties fo:margin-top="0cm" fo:margin-bottom="0.127cm" loext:contextual-spacing="false" style:line-height-at-least="0.402cm" fo:orphans="2" fo:widows="2"/>
      <style:text-properties fo:font-variant="normal" fo:text-transform="none" fo:color="#000000" style:font-name="Times New Roman" fo:font-size="12pt" fo:letter-spacing="normal" fo:font-style="normal" fo:font-weight="normal" officeooo:paragraph-rsid="00143a7b" style:font-size-asian="12pt" style:font-weight-asian="normal" style:font-size-complex="12pt" style:font-weight-complex="normal"/>
    </style:style>
    <style:style style:name="P22" style:family="paragraph" style:parent-style-name="Text_20_body" style:list-style-name="L9">
      <style:paragraph-properties fo:margin-top="0cm" fo:margin-bottom="0.127cm" loext:contextual-spacing="false" style:line-height-at-least="0.402cm" fo:orphans="2" fo:widows="2"/>
      <style:text-properties fo:font-variant="normal" fo:text-transform="none" fo:color="#000000" style:font-name="Times New Roman" fo:font-size="12pt" fo:letter-spacing="normal" fo:font-style="normal" fo:font-weight="normal" officeooo:paragraph-rsid="00151c10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.127cm" loext:contextual-spacing="false" style:line-height-at-least="0.402cm" fo:orphans="2" fo:widows="2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officeooo:rsid="00151c10" officeooo:paragraph-rsid="00151c10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.127cm" loext:contextual-spacing="false" style:line-height-at-least="0.508cm" fo:orphans="2" fo:widows="2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25" style:family="paragraph" style:parent-style-name="Heading_20_3">
      <style:paragraph-properties fo:margin-left="0cm" fo:margin-right="0cm" fo:margin-top="0cm" fo:margin-bottom="0.127cm" loext:contextual-spacing="false" style:line-height-at-least="0.508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paragraph-rsid="00143a7b" style:font-size-asian="14pt" style:font-size-complex="14pt"/>
    </style:style>
    <style:style style:name="P26" style:family="paragraph" style:parent-style-name="Heading_20_3">
      <style:paragraph-properties fo:margin-left="0cm" fo:margin-right="0cm" fo:margin-top="0cm" fo:margin-bottom="0.127cm" loext:contextual-spacing="false" style:line-height-at-least="0.508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bold" style:font-size-asian="18pt" style:font-size-complex="18pt"/>
    </style:style>
    <style:style style:name="T1" style:family="text">
      <style:text-properties officeooo:rsid="00140c53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140c53" style:font-weight-asian="bold" style:font-weight-complex="bold"/>
    </style:style>
    <style:style style:name="T4" style:family="text">
      <style:text-properties officeooo:rsid="00143a7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0c5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3">CAHIER DES CHARGES</text:h>
      <text:p text:style-name="P1"/>
      <text:h text:style-name="P25" text:outline-level="3"><text:span text:style-name="T4">TP JEUX VIDEO :</text:span></text:h>
      <text:p text:style-name="P2"/>
      <text:p text:style-name="P11"><text:span text:style-name="T4">Objectif</text:span> visé :</text:p>
      <text:list xml:id="list858191472074154521" text:style-name="L4">
        <text:list-item>
          <text:p text:style-name="P8"><text:span text:style-name="T4">Créez</text:span> version simplifiée du jeu Space Invader.</text:p>
          <text:p text:style-name="P8"/>
        </text:list-item>
      </text:list>
      <text:p text:style-name="P12">Règles du jeu :</text:p>
      <text:list xml:id="list8669427719527136302" text:style-name="L9">
        <text:list-item>
          <text:p text:style-name="P21"><text:span text:style-name="T1">D</text:span>étruire un maximum d’ennemis avant qu’ils ne l<text:span text:style-name="T4">e fassent ou atteignent le sol</text:span>. </text:p>
        </text:list-item>
        <text:list-item>
          <text:p text:style-name="P21">Chaque ennemi détruit vous rapporte 10 points. </text:p>
        </text:list-item>
        <text:list-item>
          <text:p text:style-name="P21">Si vous vous faites toucher par un missile enne<text:span text:style-name="T1">m</text:span>i, vous perdez la partie, le jeu se bloque. </text:p>
        </text:list-item>
        <text:list-item>
          <text:p text:style-name="P22"><text:span text:style-name="T4">Actualisez la page pour recommencer.</text:span></text:p>
        </text:list-item>
      </text:list>
      <text:p text:style-name="P20"/>
      <text:p text:style-name="P23">Touches :</text:p>
      <text:list xml:id="list145913949637816" text:continue-numbering="true" text:style-name="L9">
        <text:list-item>
          <text:p text:style-name="P21">Vous vous déplacez avec <text:span text:style-name="T6">les flèches du clavier</text:span>.</text:p>
        </text:list-item>
        <text:list-item>
          <text:p text:style-name="P21"><text:span text:style-name="T1">V</text:span>ous tirez jusqu’à 5 missiles à l’aide de <text:span text:style-name="T6">la touche espace</text:span>.</text:p>
        </text:list-item>
      </text:list>
      <text:list xml:id="list145913451363302" text:continue-list="list858191472074154521" text:style-name="L4">
        <text:list-header>
          <text:p text:style-name="P4"/>
        </text:list-header>
      </text:list>
      <text:list xml:id="list1590316501360087023" text:style-name="L6">
        <text:list-item>
          <text:p text:style-name="P17">étape 1 : création de la grille <text:span text:style-name="T1">(CANVAS)</text:span></text:p>
        </text:list-item>
        <text:list-item>
          <text:p text:style-name="P17">étape 2 : intégration des ennemis dans la grille <text:span text:style-name="T4">et du vaisseau que l’utilisateur contrôlera pour les détruire</text:span></text:p>
        </text:list-item>
        <text:list-item>
          <text:p text:style-name="P17">étape 3 : déplacement d<text:span text:style-name="T4">ans la</text:span> grille</text:p>
        </text:list-item>
      </text:list>
      <text:p text:style-name="P3"/>
      <text:p text:style-name="P10">Mode de jeu : </text:p>
      <text:list xml:id="list2326017165737836061" text:style-name="L3">
        <text:list-item>
          <text:p text:style-name="P15">1 joueur, 5 touches sur un clavier (les flèches <text:span text:style-name="T4">directionnelles</text:span> et la barre espace)</text:p>
        </text:list-item>
      </text:list>
      <text:p text:style-name="P3"/>
      <text:p text:style-name="P9"><text:span text:style-name="T4">É</text:span>léments graphiques du jeu :</text:p>
      <text:list xml:id="list517624739882858067" text:style-name="L5">
        <text:list-item>
          <text:p text:style-name="P16">1x image d’ennemi (multiplié par 54 sur la grille) - Dimension : 60x50 pixels.</text:p>
        </text:list-item>
        <text:list-item>
          <text:p text:style-name="P16">1x image du vaisseau - Dimension : 90x132 pixels.</text:p>
        </text:list-item>
        <text:list-item>
          <text:p text:style-name="P16">1x image du missile - Dimension : 30x30 pixels.</text:p>
          <text:p text:style-name="P16"/>
        </text:list-item>
      </text:list>
      <text:p text:style-name="P5"><text:span text:style-name="T5">Langage utilisé :</text:span></text:p>
      <text:list xml:id="list5486055543792469360" text:style-name="L7">
        <text:list-item>
          <text:p text:style-name="P18">JAVASCRIPT</text:p>
        </text:list-item>
        <text:list-item>
          <text:p text:style-name="P18"><text:span text:style-name="T1">HTML/CSS</text:span></text:p>
          <text:p text:style-name="P18"/>
        </text:list-item>
      </text:list>
      <text:p text:style-name="P11">Support utilisé pour <text:span text:style-name="T1">la réalisation du TP</text:span> :</text:p>
      <text:list xml:id="list8368776689442721347" text:style-name="L8">
        <text:list-item>
          <text:p text:style-name="P19"><text:span text:style-name="T1">Visual Studio Code</text:span>.</text:p>
        </text:list-item>
      </text:list>
      <text:p text:style-name="P24"/>
      <text:p text:style-name="P1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alewayMedium" svg:font-family="RalewayMedium, Helvetica, sans-serif"/>
    <style:font-face style:name="RalewayRegular" svg:font-family="RalewayRegular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4:36:04.776000000</meta:creation-date>
    <dc:date>2020-03-12T14:59:11.654000000</dc:date>
    <meta:editing-duration>PT2M31S</meta:editing-duration>
    <meta:editing-cycles>1</meta:editing-cycles>
    <meta:document-statistic meta:table-count="0" meta:image-count="0" meta:object-count="0" meta:page-count="1" meta:paragraph-count="30" meta:word-count="209" meta:character-count="1084" meta:non-whitespace-character-count="918"/>
    <meta:generator>LibreOffice/5.2.6.2$Windows_x86 LibreOffice_project/a3100ed2409ebf1c212f5048fbe377c281438fdc</meta:generator>
  </office:meta>
</office:document-meta>
</file>